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6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color="#999999"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6.715cm" svg:y="1.643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062cm" svg:height="1.868cm" svg:x="11.465cm" svg:y="1.64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062cm" svg:height="1.868cm" svg:x="16.367cm" svg:y="1.643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72cm" svg:height="1.204cm" svg:x="4.833cm" svg:y="1.497cm">
          <draw:text-box>
            <text:p><text:span text:style-name="T1">5</text:span></text:p>
          </draw:text-box>
        </draw:frame>
        <draw:frame draw:style-name="gr4" draw:text-style-name="P6" draw:layer="layout" svg:width="0.972cm" svg:height="1.259cm" svg:x="9.843cm" svg:y="1.488cm">
          <draw:text-box>
            <text:p><text:span text:style-name="T3">3</text:span></text:p>
          </draw:text-box>
        </draw:frame>
        <draw:frame draw:style-name="gr5" draw:text-style-name="P6" draw:layer="layout" svg:width="0.972cm" svg:height="1.236cm" svg:x="14.631cm" svg:y="1.526cm">
          <draw:text-box>
            <text:p><text:span text:style-name="T3">7</text:span></text:p>
          </draw:text-box>
        </draw:frame>
        <draw:connector draw:style-name="gr6" draw:text-style-name="P1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7" draw:text-style-name="P1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7" draw:text-style-name="P1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2" draw:text-style-name="P4" xml:id="id5" draw:id="id5" draw:layer="layout" svg:width="2.062cm" svg:height="1.868cm" svg:x="21.28cm" svg:y="1.657cm">
          <text:p text:style-name="P1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972cm" svg:height="1.236cm" svg:x="19.544cm" svg:y="1.54cm">
          <draw:text-box>
            <text:p><text:span text:style-name="T3">7</text:span></text:p>
          </draw:text-box>
        </draw:frame>
        <draw:connector draw:style-name="gr7" draw:text-style-name="P1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8" draw:text-style-name="P1" draw:layer="layout" svg:x1="23.342cm" svg:y1="2.584cm" svg:x2="25.333cm" svg:y2="2.584cm">
          <text:p/>
        </draw:line>
        <draw:connector draw:style-name="gr9" draw:text-style-name="P1" draw:layer="layout" draw:type="line" svg:x1="2.788cm" svg:y1="4.939cm" svg:x2="2.797cm" svg:y2="3.511cm" svg:d="M2788 4939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21:59.654172247</dc:date>
    <dc:creator>elucterio </dc:creator>
    <meta:editing-duration>PT1H43M52S</meta:editing-duration>
    <meta:editing-cycles>12</meta:editing-cycles>
    <meta:generator>LibreOffice/4.2.8.2$Linux_X86_64 LibreOffice_project/420m0$Build-2</meta:generator>
    <meta:document-statistic meta:object-count="15"/>
  </office:meta>
</office:document-meta>
</file>